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14e44" officeooo:paragraph-rsid="00014e44"/>
    </style:style>
    <style:style style:name="P2" style:family="paragraph" style:parent-style-name="Text_20_body">
      <style:text-properties officeooo:rsid="00015784" officeooo:paragraph-rsid="00015784"/>
    </style:style>
    <style:style style:name="P3" style:family="paragraph" style:parent-style-name="Text_20_body">
      <style:text-properties officeooo:rsid="00015784" officeooo:paragraph-rsid="00031ad9"/>
    </style:style>
    <style:style style:name="P4" style:family="paragraph" style:parent-style-name="Text_20_body" style:list-style-name="L1">
      <style:text-properties officeooo:rsid="00015784" officeooo:paragraph-rsid="00015784"/>
    </style:style>
    <style:style style:name="P5" style:family="paragraph" style:parent-style-name="Text_20_body">
      <style:text-properties officeooo:rsid="00015784" officeooo:paragraph-rsid="00064a0f"/>
    </style:style>
    <style:style style:name="P6" style:family="paragraph" style:parent-style-name="Text_20_body">
      <style:text-properties officeooo:rsid="00031ad9" officeooo:paragraph-rsid="00031ad9"/>
    </style:style>
    <style:style style:name="P7" style:family="paragraph" style:parent-style-name="Text_20_body">
      <style:text-properties officeooo:rsid="00031ad9" officeooo:paragraph-rsid="00064a0f"/>
    </style:style>
    <style:style style:name="T1" style:family="text">
      <style:text-properties officeooo:rsid="00031ad9"/>
    </style:style>
    <style:style style:name="T2" style:family="text">
      <style:text-properties officeooo:rsid="0004d20e"/>
    </style:style>
    <style:style style:name="T3" style:family="text">
      <style:text-properties officeooo:rsid="00064a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o de costes de almacenamiento y hosting</text:h>
      <text:p text:style-name="P1">Tras evaluar diferentes servicios PaaS, hemos concluido que nuestra mejor opción es Heroku.</text:p>
      <text:p text:style-name="P1">Heroku ofrece un método de pago denominado Standard<text:span text:style-name="T1">0</text:span> que nos ofrece 4Gb de RAM y 64Gb de almacenamiento. Nos provocaría un coste de <text:span text:style-name="T1">43,88</text:span>€/mes.</text:p>
      <text:p text:style-name="P1">Teniendo en cuenta estos <text:span text:style-name="T1">43,88</text:span>€/mes, lo que serían <text:span text:style-name="T1">526,56</text:span>€/año, los servicios que ofreceríamos serían:</text:p>
      <text:list xml:id="list2047320501" text:style-name="L1">
        <text:list-item>
          <text:p text:style-name="P4">10Mb a usuarios gratuitos</text:p>
        </text:list-item>
        <text:list-item>
          <text:p text:style-name="P4">100Mb a usuarios premium por 10€/año.</text:p>
        </text:list-item>
      </text:list>
      <text:p text:style-name="P2">Con esto, necesitaríamos <text:span text:style-name="T2">67</text:span> usuarios <text:span text:style-name="T2">premium</text:span> para cubrir los costes de Heroku, y solo ocuparía <text:span text:style-name="T2">6700</text:span>Mb, estando muy alejado de los 64 Gb.</text:p>
      <text:p text:style-name="P2"/>
      <text:p text:style-name="P2">En un ejemplo, suponiendo que tenemos 200 usuarios premium y 500 usuarios gratuitos en todo un año, tenemos:<text:line-break/>200 usuarios por 10€/usuario = 2000€ de <text:span text:style-name="T1">ingresos </text:span>(1580€ sin IVA).</text:p>
      <text:p text:style-name="P3">1580€ de beneficio – <text:span text:style-name="T1">526,56</text:span>€ de costes = <text:span text:style-name="T1">1053,44</text:span>€ por año <text:span text:style-name="T1">de beneficio.</text:span></text:p>
      <text:p text:style-name="P2">200 usuarios premium por 100Mb/usuario + 500 usuarios gratuitos por 10Mb/usuario = 25Gb aprox.</text:p>
      <text:p text:style-name="P2"/>
      <text:p text:style-name="P6">Una vez que hayamos llenado los 64Gb, podemos pasar al siguiente método de pago denominado Standard2. Este nos ofrece 8Gb de RAM y 256Gb de capacidad por <text:span text:style-name="T2">2106,24</text:span>€. Con este método de pago, necesitaríamos <text:span text:style-name="T2">267 </text:span>usuarios premium <text:span text:style-name="T2">para cubrir el coste de Heroku</text:span>. No obstante, esperamos haber superado ese número de usuarios una vez que necesitemos cambiarnos de <text:span text:style-name="T2">a este método de pago.</text:span></text:p>
      <text:p text:style-name="P6"/>
      <text:p text:style-name="P5">En un ejemplo, suponiendo que tenemos <text:span text:style-name="T3">7</text:span>00 usuarios premium y <text:span text:style-name="T3">15</text:span>00 usuarios gratuitos en todo un año, tenemos:<text:line-break/><text:span text:style-name="T3">700</text:span> usuarios por 10€/usuario = <text:span text:style-name="T3">7</text:span>000€ de <text:span text:style-name="T1">ingresos </text:span>(<text:span text:style-name="T3">5530</text:span>€ sin IVA).</text:p>
      <text:p text:style-name="P5"><text:span text:style-name="T3">5530</text:span>€ de beneficio – <text:span text:style-name="T3">2106,34</text:span>€ de costes = <text:span text:style-name="T3">3423,66</text:span>€ por año <text:span text:style-name="T1">de beneficio.</text:span></text:p>
      <text:p text:style-name="P5"><text:span text:style-name="T3">7</text:span>00 usuarios premium por 100Mb/usuario + <text:span text:style-name="T3">1</text:span>500 usuarios gratuitos por 10Mb/usuario = <text:span text:style-name="T3">8</text:span>5Gb aprox.</text:p>
      <text:p text:style-name="P5"><text:line-break/>En un ejemplo, suponiendo que tenemos <text:span text:style-name="T3">20</text:span>00 usuarios premium y <text:span text:style-name="T3">35</text:span>00 usuarios gratuitos en todo un año, tenemos:<text:line-break/><text:span text:style-name="T3">2000</text:span> usuarios por 10€/usuario = <text:span text:style-name="T3">20000</text:span>€ de <text:span text:style-name="T1">ingresos </text:span>(<text:span text:style-name="T3">15800</text:span>€ sin IVA).</text:p>
      <text:p text:style-name="P5"><text:span text:style-name="T3">15800</text:span>€ de beneficio – <text:span text:style-name="T3">2106,34</text:span>€ de costes = <text:span text:style-name="T3">13696,66</text:span>€ por año <text:span text:style-name="T1">de beneficio.</text:span></text:p>
      <text:p text:style-name="P5"><text:soft-page-break/><text:span text:style-name="T3">2000 </text:span>usuarios premium por 100Mb/usuario + <text:span text:style-name="T3">3500 u</text:span>suarios gratuitos por 10Mb/usuario = <text:span text:style-name="T3">235</text:span>Gb aprox.</text:p>
      <text:p text:style-name="P5"/>
      <text:p text:style-name="P7"><text:span text:style-name="T3">De igual manera, una vez que ocupásemos los 256</text:span>Gb, podemos pasar al siguiente método de pago denominado Standard<text:span text:style-name="T3">3</text:span>. Este nos ofrece <text:span text:style-name="T3">15</text:span>Gb de RAM y <text:span text:style-name="T3">512</text:span>Gb de capacidad por <text:span text:style-name="T3">4215,84</text:span>€. Con este método de pago, necesitaríamos <text:span text:style-name="T3">534 </text:span>usuarios premium <text:span text:style-name="T2">para cubrir el coste de Heroku</text:span>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8:18:20.184036698</meta:creation-date>
    <meta:generator>LibreOffice/6.2.0.3$Linux_X86_64 LibreOffice_project/20$Build-3</meta:generator>
    <dc:date>2019-02-28T15:20:54.416439179</dc:date>
    <meta:editing-duration>PT14M52S</meta:editing-duration>
    <meta:editing-cycles>2</meta:editing-cycles>
    <meta:document-statistic meta:table-count="0" meta:image-count="0" meta:object-count="0" meta:page-count="2" meta:paragraph-count="18" meta:word-count="366" meta:character-count="2263" meta:non-whitespace-character-count="1913"/>
  </office:meta>
</office:document-meta>
</file>